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89db" officeooo:paragraph-rsid="000189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d on 19 Jun by Monalis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2.1$Windows_X86_64 LibreOffice_project/f7f06a8f319e4b62f9bc5095aa112a65d2f3ac89</meta:generator>
    <dc:date>2020-07-19T18:33:05.770000000</dc:date>
    <meta:editing-duration>PT23S</meta:editing-duration>
    <meta:editing-cycles>1</meta:editing-cycles>
    <meta:document-statistic meta:table-count="0" meta:image-count="0" meta:object-count="0" meta:page-count="1" meta:paragraph-count="1" meta:word-count="6" meta:character-count="29" meta:non-whitespace-character-count="24"/>
  </office:meta>
</office:document-meta>
</file>